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Разработка структуры базы данных для фирмы-заказчика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Григорьева М.А.</text:p>
            <text:p>П-зз-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Разработка структуры базы данных для фирмы-заказчика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1">1. Цель</text:span><text:span text:style-name="T2"> — разработать БД, удовлетворяющую запросам </text:span><text:span text:style-name="T2">фирмы-заказчика, определить структуру и разместить данные </text:span><text:span text:style-name="T2">в БД</text:span></text:p>
              </text:list-item>
              <text:list-item>
                <text:p text:style-name="P2"><text:span text:style-name="T3">2. Задачи</text:span><text:span text:style-name="T4"> — анализ существующих методов и решений в </text:span><text:span text:style-name="T4">разработке БД, выбор оптимальных, определение объема </text:span><text:span text:style-name="T4">данных, характера данных, определение четкой и </text:span><text:span text:style-name="T4">оптимальной структуры данных, </text:span><text:span text:style-name="T2">удовлетворяющей запросам </text:span><text:span text:style-name="T2">фирмы-заказчика БД, заненсение данных в разработанную </text:span><text:span text:style-name="T2">БД</text:span></text:p>
              </text:list-item>
              <text:list-item>
                <text:p text:style-name="P2"><text:span text:style-name="T1">3. Метод</text:span><text:span text:style-name="T2"> — программно-техническая разработка и </text:span><text:span text:style-name="T2">реализация структуры данных, загрузка данных в БД с </text:span><text:span text:style-name="T2">помощью методов ...</text:span></text:p>
              </text:list-item>
              <text:list-item>
                <text:p text:style-name="P2"><text:span text:style-name="T1">4. Объект исследования</text:span><text:span text:style-name="T2"> — специфические БД </text:span></text:p>
              </text:list-item>
              <text:list-item>
                <text:p text:style-name="P2"><text:span text:style-name="T1">5. Предмет исследования</text:span><text:span text:style-name="T2"> — бд для фирмы-заказчика</text:span></text:p>
              </text:list-item>
              <text:list-item>
                <text:p text:style-name="P2"><text:span text:style-name="T1">7. Проблема</text:span><text:span text:style-name="T2"> - <text:s/>необходимость в структурированном хнанении </text:span><text:span text:style-name="T2">большго объем несистематизированных данных фирмы-</text:span><text:span text:style-name="T2">заказчи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1:05:04.778152623</meta:creation-date>
    <meta:editing-duration>PT1H44M21S</meta:editing-duration>
    <meta:editing-cycles>23</meta:editing-cycles>
    <meta:generator>LibreOffice/6.0.7.3.0$Linux_X86_64 LibreOffice_project/00m0$Build-3</meta:generator>
    <dc:title>Alizarin</dc:title>
    <dc:date>2019-02-12T12:49:37.881872270</dc:date>
    <meta:document-statistic meta:object-count="45"/>
  </office:meta>
</office:document-meta>
</file>